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The endless repairs never stopped. Crews worked round the clock and their efforts looked like the comings and goings of an insect nest from this height. The huge loader ships picked up husks and hulls and trudged through the air towards the shops, flashing red and green and white lights.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5T20:48:08.47</dc:date>
    <dc:creator>Blake Stanger</dc:creator>
    <meta:editing-duration>P3DT3H3M57S</meta:editing-duration>
    <meta:editing-cycles>168</meta:editing-cycles>
    <meta:generator>OpenOffice/4.1.11$Win32 OpenOffice.org_project/4111m1$Build-9808</meta:generator>
    <meta:document-statistic meta:table-count="0" meta:image-count="0" meta:object-count="0" meta:page-count="19" meta:paragraph-count="167" meta:word-count="10725" meta:character-count="59437"/>
  </office:meta>
</office:document-meta>
</file>